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paragraph-properties>
        <style:tab-stops>
          <style:tab-stop style:position="0.2472in"/>
        </style:tab-stops>
      </style:paragraph-properties>
      <style:text-properties officeooo:rsid="0012e1bc" officeooo:paragraph-rsid="0012e1bc"/>
    </style:style>
    <style:style style:name="P2" style:family="paragraph" style:parent-style-name="Standard">
      <loext:graphic-properties draw:fill="none"/>
      <style:paragraph-properties fo:margin-left="0.5in" fo:margin-right="0in" fo:text-indent="0in" style:auto-text-indent="false" fo:background-color="transparent">
        <style:tab-stops>
          <style:tab-stop style:position="0.2472in"/>
        </style:tab-stops>
      </style:paragraph-properties>
      <style:text-properties officeooo:rsid="0012e1bc" officeooo:paragraph-rsid="0018dd80"/>
    </style:style>
    <style:style style:name="P3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2e1bc" officeooo:paragraph-rsid="0018dd80"/>
    </style:style>
    <style:style style:name="P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2e1bc" officeooo:paragraph-rsid="0018dd80"/>
    </style:style>
    <style:style style:name="P5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>
        <style:tab-stops>
          <style:tab-stop style:position="0.2472in"/>
        </style:tab-stops>
      </style:paragraph-properties>
      <style:text-properties fo:font-style="italic" officeooo:rsid="0012e1bc" officeooo:paragraph-rsid="0018dd80" style:font-style-asian="italic" style:font-style-complex="italic"/>
    </style:style>
    <style:style style:name="P6" style:family="paragraph" style:parent-style-name="Standard">
      <loext:graphic-properties draw:fill="none"/>
      <style:paragraph-properties fo:margin-left="0.25in" fo:margin-right="0in" fo:text-indent="0in" style:auto-text-indent="false" fo:background-color="transparent">
        <style:tab-stops>
          <style:tab-stop style:position="0.2472in"/>
        </style:tab-stops>
      </style:paragraph-properties>
      <style:text-properties fo:font-style="italic" officeooo:rsid="0012e1bc" officeooo:paragraph-rsid="0018dd80" style:font-style-asian="italic" style:font-style-complex="italic"/>
    </style:style>
    <style:style style:name="P7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fo:font-style="italic" officeooo:rsid="0012e1bc" officeooo:paragraph-rsid="0018dd80" style:font-style-asian="italic" style:font-style-complex="italic"/>
    </style:style>
    <style:style style:name="P8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font-style="italic" officeooo:rsid="0012e1bc" officeooo:paragraph-rsid="0018dd80" style:font-style-asian="italic" style:font-style-complex="italic"/>
    </style:style>
    <style:style style:name="P9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>
        <style:tab-stops>
          <style:tab-stop style:position="0.2472in"/>
        </style:tab-stops>
      </style:paragraph-properties>
      <style:text-properties fo:font-style="italic" officeooo:rsid="0018dd80" officeooo:paragraph-rsid="0018dd80" style:font-style-asian="italic" style:font-style-complex="italic"/>
    </style:style>
    <style:style style:name="P10" style:family="paragraph" style:parent-style-name="Standard">
      <loext:graphic-properties draw:fill="none"/>
      <style:paragraph-properties fo:margin-left="0.25in" fo:margin-right="0in" fo:text-indent="0in" style:auto-text-indent="false" fo:background-color="transparent">
        <style:tab-stops>
          <style:tab-stop style:position="0.2472in"/>
        </style:tab-stops>
      </style:paragraph-properties>
      <style:text-properties fo:font-style="italic" officeooo:rsid="0018dd80" officeooo:paragraph-rsid="0018dd80" style:font-style-asian="italic" style:font-style-complex="italic"/>
    </style:style>
    <style:style style:name="P11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60435" officeooo:paragraph-rsid="0018dd80"/>
    </style:style>
    <style:style style:name="P12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2472in"/>
        </style:tab-stops>
      </style:paragraph-properties>
      <style:text-properties officeooo:rsid="0016e2c8" officeooo:paragraph-rsid="0018dd80"/>
    </style:style>
    <style:style style:name="P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6e2c8" officeooo:paragraph-rsid="0018dd80"/>
    </style:style>
    <style:style style:name="P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468a1a" loext:opacity="100%" officeooo:rsid="0016e2c8" officeooo:paragraph-rsid="0018dd80"/>
    </style:style>
    <style:style style:name="P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ea7500" loext:opacity="100%" officeooo:rsid="0016e2c8" officeooo:paragraph-rsid="0018dd80"/>
    </style:style>
    <style:style style:name="P16" style:family="paragraph" style:parent-style-name="Standard">
      <style:text-properties fo:color="#780373" loext:opacity="100%" fo:font-size="16pt" fo:font-style="italic" fo:font-weight="bold" officeooo:rsid="0012e1bc" officeooo:paragraph-rsid="0012e1bc" style:font-size-asian="16pt" style:font-style-asian="italic" style:font-weight-asian="bold" style:font-size-complex="16pt" style:font-style-complex="italic" style:font-weight-complex="bold"/>
    </style:style>
    <style:style style:name="P17" style:family="paragraph" style:parent-style-name="Standard">
      <style:text-properties fo:color="#780373" loext:opacity="100%" fo:font-size="16pt" fo:font-style="italic" fo:font-weight="bold" officeooo:rsid="0012e1bc" officeooo:paragraph-rsid="0018dd80" style:font-size-asian="16pt" style:font-style-asian="italic" style:font-weight-asian="bold" style:font-size-complex="16pt" style:font-style-complex="italic" style:font-weight-complex="bold"/>
    </style:style>
    <style:style style:name="P18" style:family="paragraph" style:parent-style-name="Table_20_Contents">
      <style:text-properties fo:color="#780373" loext:opacity="100%" fo:font-size="16pt" fo:font-style="italic" fo:font-weight="bold" officeooo:rsid="0012e1bc" officeooo:paragraph-rsid="0018dd80" style:font-size-asian="16pt" style:font-style-asian="italic" style:font-weight-asian="bold" style:font-size-complex="16pt" style:font-style-complex="italic" style:font-weight-complex="bold"/>
    </style:style>
    <style:style style:name="P19" style:family="paragraph" style:parent-style-name="Standard">
      <style:paragraph-properties>
        <style:tab-stops>
          <style:tab-stop style:position="0.2472in"/>
        </style:tab-stops>
      </style:paragraph-properties>
      <style:text-properties fo:color="#2a6099" loext:opacity="100%" officeooo:rsid="0012e1bc" officeooo:paragraph-rsid="0012e1bc"/>
    </style:style>
    <style:style style:name="P20" style:family="paragraph" style:parent-style-name="Standard">
      <style:paragraph-properties>
        <style:tab-stops>
          <style:tab-stop style:position="0.2472in"/>
        </style:tab-stops>
      </style:paragraph-properties>
      <style:text-properties fo:color="#2a6099" loext:opacity="100%" officeooo:rsid="0012e1bc" officeooo:paragraph-rsid="0018dd80"/>
    </style:style>
    <style:style style:name="P21" style:family="paragraph" style:parent-style-name="Standard">
      <style:paragraph-properties>
        <style:tab-stops>
          <style:tab-stop style:position="0.2472in"/>
        </style:tab-stops>
      </style:paragraph-properties>
      <style:text-properties fo:color="#2a6099" loext:opacity="100%" officeooo:rsid="0018dd80" officeooo:paragraph-rsid="0018dd80"/>
    </style:style>
    <style:style style:name="P22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2472in"/>
        </style:tab-stops>
      </style:paragraph-properties>
      <style:text-properties fo:color="#f10d0c" loext:opacity="100%" officeooo:rsid="0012e1bc" officeooo:paragraph-rsid="0018dd80"/>
    </style:style>
    <style:style style:name="P23" style:family="paragraph" style:parent-style-name="Standard">
      <loext:graphic-properties draw:fill="none"/>
      <style:paragraph-properties fo:margin-left="0.5in" fo:margin-right="0in" fo:text-indent="0in" style:auto-text-indent="false" fo:background-color="transparent">
        <style:tab-stops>
          <style:tab-stop style:position="0.2472in"/>
        </style:tab-stops>
      </style:paragraph-properties>
      <style:text-properties officeooo:rsid="0018dd80" officeooo:paragraph-rsid="0018dd80"/>
    </style:style>
    <style:style style:name="P24" style:family="paragraph" style:parent-style-name="Standard">
      <style:paragraph-properties>
        <style:tab-stops>
          <style:tab-stop style:position="0.2472in"/>
        </style:tab-stops>
      </style:paragraph-properties>
      <style:text-properties fo:color="#c9211e" loext:opacity="100%" officeooo:rsid="0018dd80" officeooo:paragraph-rsid="0018dd80"/>
    </style:style>
    <style:style style:name="P25" style:family="paragraph" style:parent-style-name="Standard">
      <style:paragraph-properties>
        <style:tab-stops>
          <style:tab-stop style:position="0.2472in"/>
        </style:tab-stops>
      </style:paragraph-properties>
      <style:text-properties fo:color="#069a2e" loext:opacity="100%" officeooo:rsid="0018dd80" officeooo:paragraph-rsid="0018dd80"/>
    </style:style>
    <style:style style:name="P26" style:family="paragraph" style:parent-style-name="Table_20_Contents">
      <style:text-properties fo:font-size="16pt" style:font-size-asian="16pt" style:font-size-complex="16pt"/>
    </style:style>
    <style:style style:name="P27" style:family="paragraph" style:parent-style-name="Standard">
      <loext:graphic-properties draw:fill="none"/>
      <style:paragraph-properties fo:margin-left="0.5in" fo:margin-right="0in" fo:text-indent="0in" style:auto-text-indent="false" fo:background-color="transparent">
        <style:tab-stops>
          <style:tab-stop style:position="0.2472in"/>
        </style:tab-stops>
      </style:paragraph-properties>
      <style:text-properties officeooo:rsid="0018dd80" officeooo:paragraph-rsid="0018dd80"/>
    </style:style>
    <style:style style:name="P28" style:family="paragraph" style:parent-style-name="Standard">
      <loext:graphic-properties draw:fill="none"/>
      <style:paragraph-properties fo:margin-left="0.5in" fo:margin-right="0in" fo:text-indent="0in" style:auto-text-indent="false" fo:background-color="transparent">
        <style:tab-stops>
          <style:tab-stop style:position="0.2472in"/>
        </style:tab-stops>
      </style:paragraph-properties>
      <style:text-properties officeooo:rsid="00192aa0" officeooo:paragraph-rsid="00192aa0"/>
    </style:style>
    <style:style style:name="P29" style:family="paragraph" style:parent-style-name="Standard">
      <loext:graphic-properties draw:fill="none"/>
      <style:paragraph-properties fo:margin-left="0.25in" fo:margin-right="0in" fo:text-indent="0in" style:auto-text-indent="false" fo:background-color="transparent">
        <style:tab-stops>
          <style:tab-stop style:position="0.2472in"/>
        </style:tab-stops>
      </style:paragraph-properties>
      <style:text-properties officeooo:rsid="00192aa0" officeooo:paragraph-rsid="00192aa0"/>
    </style:style>
    <style:style style:name="P30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2472in"/>
        </style:tab-stops>
      </style:paragraph-properties>
      <style:text-properties fo:color="#ea7500" loext:opacity="100%" officeooo:rsid="00192aa0" officeooo:paragraph-rsid="00192aa0"/>
    </style:style>
    <style:style style:name="T1" style:family="text">
      <style:text-properties officeooo:rsid="001421e0"/>
    </style:style>
    <style:style style:name="T2" style:family="text">
      <style:text-properties officeooo:rsid="00160435"/>
    </style:style>
    <style:style style:name="T3" style:family="text">
      <style:text-properties style:font-name="DejaVu Sans Mo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Coro orders pickup at FMM 2023</text:p>
            <text:p text:style-name="P20"/>
            <text:p text:style-name="P20">Boscoyo</text:p>
            <text:p text:style-name="P5">#<text:span text:style-name="T3">45787</text:span> 3/18 <text:s/>- <text:s/><text:span text:style-name="T1">$43.35</text:span></text:p>
            <text:p text:style-name="P2">Swinging bells X 2</text:p>
            <text:p text:style-name="P2">Diamond Star Flake</text:p>
            <text:p text:style-name="P6">#<text:span text:style-name="T3">45790</text:span> 3/19 <text:s/>- <text:s/><text:span text:style-name="T1">$79.90</text:span></text:p>
            <text:p text:style-name="P2">Spinners 22” X 4</text:p>
            <text:p text:style-name="P2">Spinners 15” X 2</text:p>
            <text:p text:style-name="P6">#<text:span text:style-name="T3">45791</text:span> 3/19 <text:s/>- <text:s/><text:span text:style-name="T1">$18.70</text:span></text:p>
            <text:p text:style-name="P2">Spinners 15” X 2</text:p>
            <text:p text:style-name="P22">Gilbert</text:p>
            <text:p text:style-name="P7">#<text:span text:style-name="T3">13075</text:span> 3/19 <text:s/>- <text:s/><text:span text:style-name="T1">$201.30</text:span></text:p>
            <text:p text:style-name="P3">Ornament Star</text:p>
            <text:p text:style-name="P3">Flake “E” (ship wheel)</text:p>
            <text:p text:style-name="P3">Flake “H”</text:p>
            <text:p text:style-name="P3">Star 21” Triple</text:p>
            <text:p text:style-name="P3">The Mean One</text:p>
            <text:p text:style-name="P8">#<text:span text:style-name="T3">13122</text:span> 3/24 <text:s/>- <text:s/><text:span text:style-name="T1">$53.25 </text:span><text:span text:style-name="T2">+ $54.00</text:span></text:p>
            <text:p text:style-name="P3">Star 21” Triple</text:p>
            <text:p text:style-name="P3">Dreidel White Matrix</text:p>
            <text:p text:style-name="P11">Wheel of Dharma</text:p>
            <text:p text:style-name="P14">Wired Watts</text:p>
            <text:p text:style-name="P12"><text:tab/>#<text:span text:style-name="T3">825872</text:span> <text:s/>- <text:s/>$75.60</text:p>
            <text:p text:style-name="P13"><text:tab/>Px Panel Brackets</text:p>
            <text:p text:style-name="P13"><text:tab/>Px Panel Cables</text:p>
            <text:p text:style-name="P15">Pixel Paradise</text:p>
            <text:p text:style-name="P12"><text:tab/>#<text:span text:style-name="T3">3076</text:span> <text:s/>- <text:s/>$161.00</text:p>
            <text:p text:style-name="P13"><text:tab/>Roll of 5V Seed Pixels</text:p>
            <text:p text:style-name="P4"/>
          </table:table-cell>
          <table:table-cell table:style-name="Table1.A1" office:value-type="string">
            <text:p text:style-name="P18">Personal Sales at FMM 2023</text:p>
            <text:p text:style-name="P20"/>
            <text:p text:style-name="P24">Dennis VanLanduyt</text:p>
            <text:p text:style-name="P9">LOR CTB16PC</text:p>
            <text:p text:style-name="P23">$150</text:p>
            <text:p text:style-name="P23"/>
            <text:p text:style-name="P25">David Enander</text:p>
            <text:p text:style-name="P9">2X LOR 1602W</text:p>
            <text:p text:style-name="P10">2 bad channels (14 good) on each</text:p>
            <text:p text:style-name="P23">$150 both</text:p>
            <text:p text:style-name="P21"/>
            <text:p text:style-name="P21">Icon Chris (781) 953-2619</text:p>
            <text:p text:style-name="P9">LOR CTB24D + 8 RGB Floods</text:p>
            <text:p text:style-name="P23">$200</text:p>
            <text:p text:style-name="P23"/>
            <text:p text:style-name="P30">Calvin Slater</text:p>
            <text:p text:style-name="P29">Rosa Wreath with Pixels</text:p>
            <text:p text:style-name="P29">Boscoyo Elf</text:p>
            <text:p text:style-name="P28">$150 for both</text:p>
            <text:p text:style-name="P28">$75 sent PayPal as deposit,</text:p>
            <text:p text:style-name="P28">Balance $75 due at pickup.</text:p>
          </table:table-cell>
        </table:table-row>
        <table:table-row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/>
          </table:table-cell>
        </table:table-row>
      </table:table>
      <text:p text:style-name="P16"/>
      <text:p text:style-name="P19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octor Wizard</meta:initial-creator>
    <meta:creation-date>2023-03-26T09:43:29.605000000</meta:creation-date>
    <dc:date>2023-04-11T14:49:08.490000000</dc:date>
    <dc:creator>Doctor Wizard</dc:creator>
    <meta:editing-duration>P1DT22H33M28S</meta:editing-duration>
    <meta:editing-cycles>8</meta:editing-cycles>
    <meta:generator>LibreOffice/7.4.1.2$Windows_X86_64 LibreOffice_project/3c58a8f3a960df8bc8fd77b461821e42c061c5f0</meta:generator>
    <meta:printed-by>Doctor Wizard</meta:printed-by>
    <meta:print-date>2023-04-11T09:15:08.837000000</meta:print-date>
    <meta:document-statistic meta:table-count="1" meta:image-count="0" meta:object-count="0" meta:page-count="1" meta:paragraph-count="45" meta:word-count="149" meta:character-count="779" meta:non-whitespace-character-count="656"/>
  </office:meta>
</office:document-meta>
</file>